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f53" officeooo:paragraph-rsid="000cff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learned how to match corresponding embraces with each other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20:57:07.197469924</meta:creation-date>
    <dc:date>2019-02-18T21:10:58.381792505</dc:date>
    <meta:editing-duration>PT3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0" meta:character-count="64" meta:non-whitespace-character-count="53"/>
  </office:meta>
</office:document-meta>
</file>